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252cm" table:align="left"/>
    </style:style>
    <style:style style:name="Table1.A" style:family="table-column">
      <style:table-column-properties style:column-width="3.471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1.76cm"/>
    </style:style>
    <style:style style:name="Table1.D" style:family="table-column">
      <style:table-column-properties style:column-width="2.512cm"/>
    </style:style>
    <style:style style:name="Table1.E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416c5" officeooo:paragraph-rsid="001416c5"/>
    </style:style>
    <style:style style:name="P3" style:family="paragraph" style:parent-style-name="Standard">
      <style:text-properties officeooo:rsid="001c7f65" officeooo:paragraph-rsid="001416c5"/>
    </style:style>
    <style:style style:name="P4" style:family="paragraph" style:parent-style-name="Standard">
      <style:text-properties officeooo:rsid="001b31b0" officeooo:paragraph-rsid="001416c5"/>
    </style:style>
    <style:style style:name="P5" style:family="paragraph" style:parent-style-name="Standard">
      <style:text-properties officeooo:rsid="00173299" officeooo:paragraph-rsid="00173299"/>
    </style:style>
    <style:style style:name="P6" style:family="paragraph" style:parent-style-name="Standard">
      <style:text-properties officeooo:rsid="001ce10d" officeooo:paragraph-rsid="001ce10d"/>
    </style:style>
    <style:style style:name="P7" style:family="paragraph" style:parent-style-name="Standard">
      <style:text-properties officeooo:rsid="001ce10d" officeooo:paragraph-rsid="001e4fe0"/>
    </style:style>
    <style:style style:name="P8" style:family="paragraph" style:parent-style-name="Standard">
      <style:text-properties officeooo:rsid="001e4fe0" officeooo:paragraph-rsid="001e4fe0"/>
    </style:style>
    <style:style style:name="P9" style:family="paragraph" style:parent-style-name="Text_20_body">
      <style:text-properties officeooo:rsid="001e4fe0" officeooo:paragraph-rsid="001e4fe0"/>
    </style:style>
    <style:style style:name="P10" style:family="paragraph" style:parent-style-name="Standard">
      <style:text-properties officeooo:rsid="001f7a02" officeooo:paragraph-rsid="001f7a02"/>
    </style:style>
    <style:style style:name="P11" style:family="paragraph" style:parent-style-name="Standard">
      <style:text-properties officeooo:rsid="002082db" officeooo:paragraph-rsid="002082db"/>
    </style:style>
    <style:style style:name="P12" style:family="paragraph" style:parent-style-name="Text_20_body">
      <style:text-properties officeooo:rsid="002082db" officeooo:paragraph-rsid="002082db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 style:list-style-name="L28"/>
    <style:style style:name="P42" style:family="paragraph" style:parent-style-name="Text_20_body" style:list-style-name="L29"/>
    <style:style style:name="P43" style:family="paragraph" style:parent-style-name="Text_20_body" style:list-style-name="L30"/>
    <style:style style:name="P44" style:family="paragraph" style:parent-style-name="Text_20_body" style:list-style-name="L31"/>
    <style:style style:name="P45" style:family="paragraph" style:parent-style-name="Text_20_body" style:list-style-name="L32"/>
    <style:style style:name="P46" style:family="paragraph" style:parent-style-name="Text_20_body" style:list-style-name="L33"/>
    <style:style style:name="P47" style:family="paragraph" style:parent-style-name="Text_20_body" style:list-style-name="L34"/>
    <style:style style:name="P48" style:family="paragraph" style:parent-style-name="Text_20_body" style:list-style-name="L35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8"/>
    <style:style style:name="P52" style:family="paragraph" style:parent-style-name="Text_20_body" style:list-style-name="L39"/>
    <style:style style:name="P53" style:family="paragraph" style:parent-style-name="Text_20_body" style:list-style-name="L40"/>
    <style:style style:name="P54" style:family="paragraph" style:parent-style-name="Text_20_body" style:list-style-name="L41"/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Text_20_body" style:list-style-name="L47"/>
    <style:style style:name="P61" style:family="paragraph" style:parent-style-name="Text_20_body" style:list-style-name="L48"/>
    <style:style style:name="P62" style:family="paragraph" style:parent-style-name="Text_20_body" style:list-style-name="L49"/>
    <style:style style:name="P63" style:family="paragraph" style:parent-style-name="Text_20_body" style:list-style-name="L50"/>
    <style:style style:name="P64" style:family="paragraph" style:parent-style-name="Text_20_body" style:list-style-name="L51"/>
    <style:style style:name="P65" style:family="paragraph" style:parent-style-name="Text_20_body" style:list-style-name="L52"/>
    <style:style style:name="P66" style:family="paragraph" style:parent-style-name="Text_20_body" style:list-style-name="L53"/>
    <style:style style:name="P67" style:family="paragraph" style:parent-style-name="Text_20_body" style:list-style-name="L54"/>
    <style:style style:name="P68" style:family="paragraph" style:parent-style-name="Text_20_body">
      <style:text-properties officeooo:rsid="002082db"/>
    </style:style>
    <style:style style:name="P69" style:family="paragraph" style:parent-style-name="Text_20_body" style:list-style-name="L55"/>
    <style:style style:name="P70" style:family="paragraph" style:parent-style-name="Text_20_body" style:list-style-name="L56"/>
    <style:style style:name="P71" style:family="paragraph" style:parent-style-name="Text_20_body" style:list-style-name="L57"/>
    <style:style style:name="P72" style:family="paragraph" style:parent-style-name="Text_20_body" style:list-style-name="L58"/>
    <style:style style:name="P73" style:family="paragraph" style:parent-style-name="Text_20_body" style:list-style-name="L59"/>
    <style:style style:name="P74" style:family="paragraph" style:parent-style-name="Text_20_body" style:list-style-name="L60"/>
    <style:style style:name="P75" style:family="paragraph" style:parent-style-name="Text_20_body" style:list-style-name="L61"/>
    <style:style style:name="P76" style:family="paragraph" style:parent-style-name="Text_20_body" style:list-style-name="L62"/>
    <style:style style:name="P77" style:family="paragraph" style:parent-style-name="Text_20_body" style:list-style-name="L63"/>
    <style:style style:name="P78" style:family="paragraph" style:parent-style-name="Text_20_body" style:list-style-name="L64"/>
    <style:style style:name="P79" style:family="paragraph" style:parent-style-name="Text_20_body" style:list-style-name="L65"/>
    <style:style style:name="P80" style:family="paragraph" style:parent-style-name="Text_20_body" style:list-style-name="L66"/>
    <style:style style:name="P81" style:family="paragraph" style:parent-style-name="Text_20_body" style:list-style-name="L67"/>
    <style:style style:name="P82" style:family="paragraph" style:parent-style-name="Text_20_body" style:list-style-name="L68"/>
    <style:style style:name="P83" style:family="paragraph" style:parent-style-name="Text_20_body" style:list-style-name="L69"/>
    <style:style style:name="P84" style:family="paragraph" style:parent-style-name="Text_20_body" style:list-style-name="L70"/>
    <style:style style:name="P85" style:family="paragraph" style:parent-style-name="Text_20_body" style:list-style-name="L71"/>
    <style:style style:name="P86" style:family="paragraph" style:parent-style-name="Text_20_body" style:list-style-name="L72"/>
    <style:style style:name="P87" style:family="paragraph" style:parent-style-name="Text_20_body" style:list-style-name="L73"/>
    <style:style style:name="P88" style:family="paragraph" style:parent-style-name="Text_20_body" style:list-style-name="L74"/>
    <style:style style:name="P89" style:family="paragraph" style:parent-style-name="Text_20_body" style:list-style-name="L75"/>
    <style:style style:name="P90" style:family="paragraph" style:parent-style-name="Text_20_body" style:list-style-name="L76"/>
    <style:style style:name="P91" style:family="paragraph" style:parent-style-name="Text_20_body" style:list-style-name="L77"/>
    <style:style style:name="P92" style:family="paragraph" style:parent-style-name="Text_20_body" style:list-style-name="L78"/>
    <style:style style:name="P93" style:family="paragraph" style:parent-style-name="Text_20_body" style:list-style-name="L79"/>
    <style:style style:name="P94" style:family="paragraph" style:parent-style-name="Text_20_body" style:list-style-name="L80"/>
    <style:style style:name="P95" style:family="paragraph" style:parent-style-name="Text_20_body" style:list-style-name="L81"/>
    <style:style style:name="P96" style:family="paragraph" style:parent-style-name="Text_20_body" style:list-style-name="L82"/>
    <style:style style:name="P97" style:family="paragraph" style:parent-style-name="Text_20_body" style:list-style-name="L83"/>
    <style:style style:name="P98" style:family="paragraph" style:parent-style-name="Text_20_body" style:list-style-name="L84"/>
    <style:style style:name="P99" style:family="paragraph" style:parent-style-name="Text_20_body" style:list-style-name="L85"/>
    <style:style style:name="T1" style:family="text">
      <style:text-properties officeooo:rsid="001c7f65"/>
    </style:style>
    <style:style style:name="T2" style:family="text">
      <style:text-properties officeooo:rsid="00156e6b"/>
    </style:style>
    <style:style style:name="T3" style:family="text">
      <style:text-properties officeooo:rsid="00187b70"/>
    </style:style>
    <style:style style:name="T4" style:family="text">
      <style:text-properties officeooo:rsid="001985ac"/>
    </style:style>
    <style:style style:name="T5" style:family="text">
      <style:text-properties officeooo:rsid="001b1b44"/>
    </style:style>
    <style:style style:name="T6" style:family="text">
      <style:text-properties officeooo:rsid="001d5f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Good.<text:line-break/>Now I will rewrite your <text:span text:style-name="Strong_20_Emphasis">Question Bank Section</text:span> into a clean, implementation-ready specification that incorporates:</text:p>
      <text:list text:style-name="L55">
        <text:list-item>
          <text:p text:style-name="P69">Wizard-based sample download</text:p>
        </text:list-item>
        <text:list-item>
          <text:p text:style-name="P69">Exam-aware schema simplification</text:p>
        </text:list-item>
        <text:list-item>
          <text:p text:style-name="P69">Locked structural fields</text:p>
        </text:list-item>
        <text:list-item>
          <text:p text:style-name="P69">Editable flexible fields</text:p>
        </text:list-item>
        <text:list-item>
          <text:p text:style-name="P69">Versioning enforcement</text:p>
        </text:list-item>
        <text:list-item>
          <text:p text:style-name="P69">Tag discipline</text:p>
        </text:list-item>
        <text:list-item>
          <text:p text:style-name="P69">HOT–WARM–COLD alignment</text:p>
        </text:list-item>
        <text:list-item>
          <text:p text:style-name="P69">Immutable historical safety</text:p>
        </text:list-item>
        <text:list-item>
          <text:p text:style-name="P69">Developer-ready logic separation</text:p>
        </text:list-item>
      </text:list>
      <text:p text:style-name="Text_20_body">No philosophy. Only system design.</text:p>
      <text:p text:style-name="Horizontal_20_Line"/>
      <text:h text:style-name="Heading_20_1" text:outline-level="1">📚 ADMIN DASHBOARD — QUESTION BANK MODULE</text:h>
      <text:p text:style-name="Text_20_body"><text:span text:style-name="Strong_20_Emphasis">Implementation Specification v2.0</text:span></text:p>
      <text:p text:style-name="Horizontal_20_Line"/>
      <text:h text:style-name="Heading_20_1" text:outline-level="1">0️⃣ MODULE PURPOSE</text:h>
      <text:p text:style-name="Text_20_body">Question Bank is internal content infrastructure.</text:p>
      <text:p text:style-name="Text_20_body">Responsibilities:</text:p>
      <text:list text:style-name="L56">
        <text:list-item>
          <text:p text:style-name="P70">Structured ingestion (ZIP + Excel + Images)</text:p>
        </text:list-item>
        <text:list-item>
          <text:p text:style-name="P70">Exam-aware schema enforcement</text:p>
        </text:list-item>
        <text:list-item>
          <text:p text:style-name="P70">Difficulty tagging discipline</text:p>
        </text:list-item>
        <text:list-item>
          <text:p text:style-name="P70">Immutable structural logic</text:p>
        </text:list-item>
        <text:list-item>
          <text:p text:style-name="P70">Version-safe editing</text:p>
        </text:list-item>
        <text:list-item>
          <text:p text:style-name="P70">Filter-ready metadata</text:p>
        </text:list-item>
        <text:list-item>
          <text:p text:style-name="P70">Question-level analytics aggregation</text:p>
        </text:list-item>
        <text:list-item>
          <text:p text:style-name="P70">Long-term storage safety</text:p>
        </text:list-item>
      </text:list>
      <text:p text:style-name="Text_20_body">Students never access this collection directly.</text:p>
      <text:p text:style-name="Horizontal_20_Line"/>
      <text:h text:style-name="Heading_20_1" text:outline-level="1"><text:soft-page-break/>1️⃣ NAVIGATION STRUCTURE</text:h>
      <text:p text:style-name="Preformatted_20_Text"><text:span text:style-name="Source_20_Text">Question Bank</text:span></text:p>
      <text:p text:style-name="Preformatted_20_Text"><text:span text:style-name="Source_20_Text"><text:s text:c="3"/>├── Upload Package</text:span></text:p>
      <text:p text:style-name="Preformatted_20_Text"><text:span text:style-name="Source_20_Text"><text:s text:c="3"/>├── Question Library</text:span></text:p>
      <text:p text:style-name="Preformatted_20_Text"><text:span text:style-name="Source_20_Text"><text:s text:c="3"/>├── Distribution Overview</text:span></text:p>
      <text:p text:style-name="Preformatted_20_Text"><text:span text:style-name="Source_20_Text"><text:s text:c="3"/>├── Validation Logs</text:span></text:p>
      <text:p text:style-name="Preformatted_20_Text"><text:span text:style-name="Source_20_Text"><text:s text:c="3"/>├── Tag Management</text:span></text:p>
      <text:p text:style-name="P1"><text:span text:style-name="Source_20_Text"><text:s text:c="3"/>└── Archive / Versions</text:span></text:p>
      <text:p text:style-name="Horizontal_20_Line"/>
      <text:h text:style-name="Heading_20_1" text:outline-level="1">2️⃣ UPLOAD PACKAGE</text:h>
      <text:h text:style-name="Heading_20_2" text:outline-level="2">2.1 Primary UI</text:h>
      <text:p text:style-name="Text_20_body">Two buttons only:</text:p>
      <text:p text:style-name="Preformatted_20_Text"><text:span text:style-name="Source_20_Text">[ Download Sample ]</text:span></text:p>
      <text:p text:style-name="P1"><text:span text:style-name="Source_20_Text">[ Upload ZIP ]</text:span></text:p>
      <text:p text:style-name="Text_20_body">Clean separation.</text:p>
      <text:p text:style-name="Horizontal_20_Line"/>
      <text:h text:style-name="Heading_20_1" text:outline-level="1">2.2 Download Sample — Wizard Flow</text:h>
      <text:h text:style-name="Heading_20_3" text:outline-level="3">Step 1: Choose Exam Type</text:h>
      <text:p text:style-name="Text_20_body">Dropdown:</text:p>
      <text:list text:style-name="L57">
        <text:list-item>
          <text:p text:style-name="P71">JEE Mains</text:p>
        </text:list-item>
        <text:list-item>
          <text:p text:style-name="P71">NEET</text:p>
        </text:list-item>
        <text:list-item>
          <text:p text:style-name="P71">Other</text:p>
        </text:list-item>
      </text:list>
      <text:p text:style-name="Horizontal_20_Line"/>
      <text:h text:style-name="Heading_20_3" text:outline-level="3">Step 2 (Conditional)</text:h>
      <text:p text:style-name="Text_20_body">If JEE Mains:</text:p>
      <text:p text:style-name="Text_20_body">Select Subject:</text:p>
      <text:list text:style-name="L58">
        <text:list-item>
          <text:p text:style-name="P72">Physics</text:p>
        </text:list-item>
        <text:list-item>
          <text:p text:style-name="P72">Chemistry</text:p>
        </text:list-item>
        <text:list-item>
          <text:p text:style-name="P72">Mathematics</text:p>
        </text:list-item>
      </text:list>
      <text:p text:style-name="Text_20_body">If NEET:</text:p>
      <text:p text:style-name="Text_20_body">Select Subject:</text:p>
      <text:list text:style-name="L59">
        <text:list-item>
          <text:p text:style-name="P73">Physics</text:p>
        </text:list-item>
        <text:list-item>
          <text:p text:style-name="P73"><text:soft-page-break/>Chemistry</text:p>
        </text:list-item>
        <text:list-item>
          <text:p text:style-name="P73">Biology</text:p>
        </text:list-item>
      </text:list>
      <text:p text:style-name="Text_20_body">If Other:</text:p>
      <text:p text:style-name="Text_20_body">No subject lock.</text:p>
      <text:p text:style-name="Horizontal_20_Line"/>
      <text:h text:style-name="Heading_20_2" text:outline-level="2">2.3 Generated Sample Excel Structure</text:h>
      <text:p text:style-name="Horizontal_20_Line"/>
      <text:h text:style-name="Heading_20_3" text:outline-level="3">Case A — JEE / NEET (Simplified Schema)</text:h>
      <text:p text:style-name="Text_20_body">Columns EXCLUDED:</text:p>
      <text:list text:style-name="L60">
        <text:list-item>
          <text:p text:style-name="P74">Exam</text:p>
        </text:list-item>
        <text:list-item>
          <text:p text:style-name="P74">Subject</text:p>
        </text:list-item>
        <text:list-item>
          <text:p text:style-name="P74">Marks</text:p>
        </text:list-item>
        <text:list-item>
          <text:p text:style-name="P74">NegativeMarks</text:p>
        </text:list-item>
      </text:list>
      <text:p text:style-name="Text_20_body">Marking scheme auto-applied:</text:p>
      <text:p text:style-name="Preformatted_20_Text"><text:span text:style-name="Source_20_Text">Correct: +4</text:span></text:p>
      <text:p text:style-name="P1"><text:span text:style-name="Source_20_Text">Incorrect: -1</text:span></text:p>
      <text:p text:style-name="Text_20_body">These are stored in template metadata during upload.</text:p>
      <text:p text:style-name="Horizontal_20_Line"/>
      <text:h text:style-name="Heading_20_3" text:outline-level="3">Required Columns</text:h>
      <text:list text:style-name="L61">
        <text:list-item>
          <text:p text:style-name="P75">UniqueKey</text:p>
        </text:list-item>
        <text:list-item>
          <text:p text:style-name="P75">ChapterName</text:p>
        </text:list-item>
        <text:list-item>
          <text:p text:style-name="P75">Difficulty (Easy / Medium / Hard)</text:p>
        </text:list-item>
        <text:list-item>
          <text:p text:style-name="P75">QuestionType</text:p>
        </text:list-item>
        <text:list-item>
          <text:p text:style-name="P75">QuestionNo</text:p>
        </text:list-item>
        <text:list-item>
          <text:p text:style-name="P75">QuestionImageFile</text:p>
        </text:list-item>
        <text:list-item>
          <text:p text:style-name="P75">SolutionImageFile</text:p>
        </text:list-item>
        <text:list-item>
          <text:p text:style-name="P75">CorrectAnswer</text:p>
        </text:list-item>
        <text:list-item>
          <text:p text:style-name="P75">PrimaryTag</text:p>
        </text:list-item>
        <text:list-item>
          <text:p text:style-name="P75">SecondaryTag</text:p>
        </text:list-item>
      </text:list>
      <text:p text:style-name="Horizontal_20_Line"/>
      <text:h text:style-name="Heading_20_3" text:outline-level="3"><text:soft-page-break/>Optional Columns (Included in Sample)</text:h>
      <text:list text:style-name="L62">
        <text:list-item>
          <text:p text:style-name="P76">Topic</text:p>
        </text:list-item>
        <text:list-item>
          <text:p text:style-name="P76">TutorialVideoLink</text:p>
        </text:list-item>
        <text:list-item>
          <text:p text:style-name="P76">SimulationLink</text:p>
        </text:list-item>
        <text:list-item>
          <text:p text:style-name="P76">AdditionalTag</text:p>
        </text:list-item>
        <text:list-item>
          <text:p text:style-name="P76">InternalNotes</text:p>
        </text:list-item>
      </text:list>
      <text:p text:style-name="Text_20_body">These appear in Student Portal after test (L0+).</text:p>
      <text:p text:style-name="Horizontal_20_Line"/>
      <text:h text:style-name="Heading_20_3" text:outline-level="3">Case B — Other Exam</text:h>
      <text:p text:style-name="Text_20_body">Full schema:</text:p>
      <text:list text:style-name="L63">
        <text:list-item>
          <text:p text:style-name="P77">Exam</text:p>
        </text:list-item>
        <text:list-item>
          <text:p text:style-name="P77">Subject</text:p>
        </text:list-item>
        <text:list-item>
          <text:p text:style-name="P77">Marks</text:p>
        </text:list-item>
        <text:list-item>
          <text:p text:style-name="P77">NegativeMarks</text:p>
        </text:list-item>
        <text:list-item>
          <text:p text:style-name="P77">All metadata fields</text:p>
        </text:list-item>
      </text:list>
      <text:p text:style-name="Horizontal_20_Line"/>
      <text:h text:style-name="Heading_20_2" text:outline-level="2">2.4 Excel Workbook Structure</text:h>
      <text:p text:style-name="Text_20_body">Workbook must contain:</text:p>
      <text:p text:style-name="Text_20_body">Sheet 1: questions<text:line-break/>Sheet 2: Exam Summary<text:line-break/>Sheet 3: INSTRUCTIONS</text:p>
      <text:p text:style-name="Horizontal_20_Line"/>
      <text:h text:style-name="Heading_20_3" text:outline-level="3">Exam Summary Sheet</text:h>
      <text:p text:style-name="Text_20_body">Displays:</text:p>
      <text:list text:style-name="L64">
        <text:list-item>
          <text:p text:style-name="P78">Selected Exam</text:p>
        </text:list-item>
        <text:list-item>
          <text:p text:style-name="P78">Selected Subject</text:p>
        </text:list-item>
        <text:list-item>
          <text:p text:style-name="P78">Marking Scheme</text:p>
        </text:list-item>
        <text:list-item>
          <text:p text:style-name="P78">Difficulty definitions</text:p>
        </text:list-item>
        <text:list-item>
          <text:p text:style-name="P78">ZIP creation instructions</text:p>
        </text:list-item>
      </text:list>
      <text:p text:style-name="Horizontal_20_Line"/>
      <text:h text:style-name="Heading_20_3" text:outline-level="3"><text:soft-page-break/>INSTRUCTIONS Sheet</text:h>
      <text:p text:style-name="Text_20_body">Must include:</text:p>
      <text:list text:style-name="L65">
        <text:list-item>
          <text:p text:style-name="P79">Column-by-column explanation</text:p>
        </text:list-item>
        <text:list-item>
          <text:p text:style-name="P79">Allowed values</text:p>
        </text:list-item>
        <text:list-item>
          <text:p text:style-name="P79">Examples</text:p>
        </text:list-item>
        <text:list-item>
          <text:p text:style-name="P79">Image naming rules</text:p>
        </text:list-item>
        <text:list-item>
          <text:p text:style-name="P79">ZIP packaging steps</text:p>
        </text:list-item>
        <text:list-item>
          <text:p text:style-name="P79">Common error list</text:p>
        </text:list-item>
      </text:list>
      <text:p text:style-name="Text_20_body">This reduces support load.</text:p>
      <text:p text:style-name="Horizontal_20_Line"/>
      <text:h text:style-name="Heading_20_1" text:outline-level="1">3️⃣ Upload ZIP Flow</text:h>
      <text:h text:style-name="Heading_20_2" text:outline-level="2">Step 1 — Upload ZIP</text:h>
      <text:p text:style-name="Text_20_body">Extract:</text:p>
      <text:list text:style-name="L66">
        <text:list-item>
          <text:p text:style-name="P80">questions.xlsx</text:p>
        </text:list-item>
        <text:list-item>
          <text:p text:style-name="P80">Question images</text:p>
        </text:list-item>
        <text:list-item>
          <text:p text:style-name="P80">Solution images</text:p>
        </text:list-item>
      </text:list>
      <text:p text:style-name="Text_20_body">Reject if nested folders exist.</text:p>
      <text:p text:style-name="Horizontal_20_Line"/>
      <text:h text:style-name="Heading_20_2" text:outline-level="2">Step 2 — Schema Validation</text:h>
      <text:p text:style-name="Text_20_body">Row-level validation:</text:p>
      <text:p text:style-name="Text_20_body">Required fields present<text:line-break/>Allowed difficulty values<text:line-break/>CorrectAnswer format valid<text:line-break/>UniqueKey non-empty</text:p>
      <text:p text:style-name="Text_20_body">Errors must be:</text:p>
      <text:list text:style-name="L67">
        <text:list-item>
          <text:p text:style-name="P81">Row-specific</text:p>
        </text:list-item>
        <text:list-item>
          <text:p text:style-name="P81">Human-readable</text:p>
        </text:list-item>
        <text:list-item>
          <text:p text:style-name="P81">Downloadable CSV</text:p>
        </text:list-item>
      </text:list>
      <text:p text:style-name="Text_20_body">No partial commit.</text:p>
      <text:p text:style-name="Horizontal_20_Line"/>
      <text:h text:style-name="Heading_20_2" text:outline-level="2"><text:soft-page-break/>Step 3 — Image Validation</text:h>
      <text:p text:style-name="Text_20_body">For each row:</text:p>
      <text:list text:style-name="L68">
        <text:list-item>
          <text:p text:style-name="P82">QuestionImageFile exists</text:p>
        </text:list-item>
        <text:list-item>
          <text:p text:style-name="P82">SolutionImageFile exists</text:p>
        </text:list-item>
        <text:list-item>
          <text:p text:style-name="P82">File names match Excel</text:p>
        </text:list-item>
      </text:list>
      <text:p text:style-name="Text_20_body">No external URLs allowed.</text:p>
      <text:p text:style-name="Horizontal_20_Line"/>
      <text:h text:style-name="Heading_20_2" text:outline-level="2">Step 4 — Duplicate Handling</text:h>
      <text:p text:style-name="Text_20_body">Check:</text:p>
      <text:list text:style-name="L69">
        <text:list-item>
          <text:p text:style-name="P83">Duplicate UniqueKey in upload</text:p>
        </text:list-item>
        <text:list-item>
          <text:p text:style-name="P83">Existing UniqueKey in database</text:p>
        </text:list-item>
      </text:list>
      <text:p text:style-name="Text_20_body">Rules:</text:p>
      <text:p text:style-name="Text_20_body">If question never used → allow overwrite<text:line-break/>If question used in assigned run → block structural overwrite</text:p>
      <text:p text:style-name="Horizontal_20_Line"/>
      <text:h text:style-name="Heading_20_2" text:outline-level="2">Step 5 — Distribution Preview</text:h>
      <text:p text:style-name="Text_20_body">Before import, show:</text:p>
      <text:list text:style-name="L70">
        <text:list-item>
          <text:p text:style-name="P84">Easy / Medium / Hard %</text:p>
        </text:list-item>
        <text:list-item>
          <text:p text:style-name="P84">Chapter balance</text:p>
        </text:list-item>
        <text:list-item>
          <text:p text:style-name="P84">Marks balance</text:p>
        </text:list-item>
        <text:list-item>
          <text:p text:style-name="P84">Missing difficulty warnings</text:p>
        </text:list-item>
        <text:list-item>
          <text:p text:style-name="P84">Extreme imbalance warning</text:p>
        </text:list-item>
      </text:list>
      <text:p text:style-name="Horizontal_20_Line"/>
      <text:h text:style-name="Heading_20_2" text:outline-level="2">Step 6 — Confirm Import</text:h>
      <text:p text:style-name="Text_20_body">Atomic commit:</text:p>
      <text:p text:style-name="P1"><text:span text:style-name="Source_20_Text">institutes/{id}/questions/{questionId}</text:span></text:p>
      <text:p text:style-name="Text_20_body">Images stored:</text:p>
      <text:p text:style-name="P1"><text:span text:style-name="Source_20_Text">CloudStorage/{instituteId}/questionBank/{questionId}/</text:span></text:p>
      <text:p text:style-name="Horizontal_20_Line"/>
      <text:h text:style-name="Heading_20_1" text:outline-level="1"><text:soft-page-break/>4️⃣ QUESTION LIBRARY</text:h>
      <text:h text:style-name="Heading_20_2" text:outline-level="2">4.1 Filters</text:h>
      <text:list text:style-name="L71">
        <text:list-item>
          <text:p text:style-name="P85">Exam</text:p>
        </text:list-item>
        <text:list-item>
          <text:p text:style-name="P85">Subject</text:p>
        </text:list-item>
        <text:list-item>
          <text:p text:style-name="P85">Chapter</text:p>
        </text:list-item>
        <text:list-item>
          <text:p text:style-name="P85">Difficulty</text:p>
        </text:list-item>
        <text:list-item>
          <text:p text:style-name="P85">QuestionType</text:p>
        </text:list-item>
        <text:list-item>
          <text:p text:style-name="P85">PrimaryTag</text:p>
        </text:list-item>
        <text:list-item>
          <text:p text:style-name="P85">SecondaryTag</text:p>
        </text:list-item>
        <text:list-item>
          <text:p text:style-name="P85">AdditionalTag</text:p>
        </text:list-item>
        <text:list-item>
          <text:p text:style-name="P85">Used in Template (Yes/No)</text:p>
        </text:list-item>
        <text:list-item>
          <text:p text:style-name="P85">Academic Year (optional)</text:p>
        </text:list-item>
      </text:list>
      <text:p text:style-name="Text_20_body">All indexed.</text:p>
      <text:p text:style-name="Horizontal_20_Line"/>
      <text:h text:style-name="Heading_20_2" text:outline-level="2">4.2 Columns</text:h>
      <text:list text:style-name="L72">
        <text:list-item>
          <text:p text:style-name="P86">UniqueKey</text:p>
        </text:list-item>
        <text:list-item>
          <text:p text:style-name="P86">Subject</text:p>
        </text:list-item>
        <text:list-item>
          <text:p text:style-name="P86">Chapter</text:p>
        </text:list-item>
        <text:list-item>
          <text:p text:style-name="P86">Difficulty Badge</text:p>
        </text:list-item>
        <text:list-item>
          <text:p text:style-name="P86">Marks</text:p>
        </text:list-item>
        <text:list-item>
          <text:p text:style-name="P86">Used Count</text:p>
        </text:list-item>
        <text:list-item>
          <text:p text:style-name="P86">Last Used Date</text:p>
        </text:list-item>
        <text:list-item>
          <text:p text:style-name="P86">Version</text:p>
        </text:list-item>
        <text:list-item>
          <text:p text:style-name="P86">Status</text:p>
        </text:list-item>
      </text:list>
      <text:p text:style-name="Horizontal_20_Line"/>
      <text:h text:style-name="Heading_20_1" text:outline-level="1">5️⃣ IMMUTABILITY RULES</text:h>
      <text:h text:style-name="Heading_20_2" text:outline-level="2">5.1 Structural Fields (Locked After Assignment)</text:h>
      <text:p text:style-name="Text_20_body">Cannot edit if question used in any assigned run:</text:p>
      <text:list text:style-name="L73">
        <text:list-item>
          <text:p text:style-name="P87">UniqueKey</text:p>
        </text:list-item>
        <text:list-item>
          <text:p text:style-name="P87"><text:soft-page-break/>Difficulty</text:p>
        </text:list-item>
        <text:list-item>
          <text:p text:style-name="P87">Marks</text:p>
        </text:list-item>
        <text:list-item>
          <text:p text:style-name="P87">NegativeMarks</text:p>
        </text:list-item>
        <text:list-item>
          <text:p text:style-name="P87">QuestionType</text:p>
        </text:list-item>
        <text:list-item>
          <text:p text:style-name="P87">QuestionImageFile</text:p>
        </text:list-item>
        <text:list-item>
          <text:p text:style-name="P87">CorrectAnswer</text:p>
        </text:list-item>
        <text:list-item>
          <text:p text:style-name="P87">Exam</text:p>
        </text:list-item>
        <text:list-item>
          <text:p text:style-name="P87">Subject</text:p>
        </text:list-item>
      </text:list>
      <text:p text:style-name="Text_20_body">UI shows lock icon with tooltip:</text:p>
      <text:p text:style-name="Text_20_body">“Locked: Used in assigned test.”</text:p>
      <text:p text:style-name="Horizontal_20_Line"/>
      <text:h text:style-name="Heading_20_2" text:outline-level="2">5.2 Flexible Fields (Editable with Warning)</text:h>
      <text:p text:style-name="Text_20_body">Editable even if used:</text:p>
      <text:list text:style-name="L74">
        <text:list-item>
          <text:p text:style-name="P88">SolutionImageFile</text:p>
        </text:list-item>
        <text:list-item>
          <text:p text:style-name="P88">TutorialVideoLink</text:p>
        </text:list-item>
        <text:list-item>
          <text:p text:style-name="P88">SimulationLink</text:p>
        </text:list-item>
        <text:list-item>
          <text:p text:style-name="P88">PrimaryTag</text:p>
        </text:list-item>
        <text:list-item>
          <text:p text:style-name="P88">SecondaryTag</text:p>
        </text:list-item>
        <text:list-item>
          <text:p text:style-name="P88">AdditionalTag</text:p>
        </text:list-item>
        <text:list-item>
          <text:p text:style-name="P88">Topic</text:p>
        </text:list-item>
        <text:list-item>
          <text:p text:style-name="P88">InternalNotes</text:p>
        </text:list-item>
      </text:list>
      <text:p text:style-name="Text_20_body">Show warning:</text:p>
      <text:p text:style-name="Text_20_body">“Changes affect future solution view only. Past scoring unaffected.”</text:p>
      <text:p text:style-name="Horizontal_20_Line"/>
      <text:h text:style-name="Heading_20_1" text:outline-level="1">6️⃣ VERSIONING MODEL</text:h>
      <text:p text:style-name="Text_20_body">If structural change required:</text:p>
      <text:p text:style-name="Text_20_body">System must:</text:p>
      <text:list text:style-name="L75">
        <text:list-item>
          <text:p text:style-name="P89">Duplicate question</text:p>
        </text:list-item>
        <text:list-item>
          <text:p text:style-name="P89">Increment version</text:p>
        </text:list-item>
        <text:list-item>
          <text:p text:style-name="P89">Generate new internal ID</text:p>
        </text:list-item>
        <text:list-item>
          <text:p text:style-name="P89"><text:soft-page-break/>Mark old as deprecated</text:p>
        </text:list-item>
        <text:list-item>
          <text:p text:style-name="P89">Prevent new templates from using deprecated version (optional toggle)</text:p>
        </text:list-item>
      </text:list>
      <text:p text:style-name="Text_20_body">Never mutate question used in completed run.</text:p>
      <text:p text:style-name="Text_20_body">Each run stores:</text:p>
      <text:p text:style-name="P1"><text:span text:style-name="Source_20_Text">questionVersionId</text:span></text:p>
      <text:p text:style-name="Text_20_body">Ensures 10-year audit integrity.</text:p>
      <text:p text:style-name="Horizontal_20_Line"/>
      <text:h text:style-name="Heading_20_1" text:outline-level="1">7️⃣ DISTRIBUTION OVERVIEW</text:h>
      <text:p text:style-name="Text_20_body">Displays:</text:p>
      <text:h text:style-name="Heading_20_3" text:outline-level="3">L0</text:h>
      <text:list text:style-name="L76">
        <text:list-item>
          <text:p text:style-name="P90">Global difficulty distribution</text:p>
        </text:list-item>
        <text:list-item>
          <text:p text:style-name="P90">Chapter coverage heatmap</text:p>
        </text:list-item>
        <text:list-item>
          <text:p text:style-name="P90">Marks distribution chart</text:p>
        </text:list-item>
      </text:list>
      <text:h text:style-name="Heading_20_3" text:outline-level="3">L2 Adds</text:h>
      <text:list text:style-name="L77">
        <text:list-item>
          <text:p text:style-name="P91">Overstay frequency per difficulty</text:p>
        </text:list-item>
        <text:list-item>
          <text:p text:style-name="P91">Guess rate per difficulty</text:p>
        </text:list-item>
        <text:list-item>
          <text:p text:style-name="P91">Risk impact per chapter</text:p>
        </text:list-item>
        <text:list-item>
          <text:p text:style-name="P91">Discipline stress per chapter</text:p>
        </text:list-item>
      </text:list>
      <text:p text:style-name="Text_20_body">All derived from questionAnalytics collection.</text:p>
      <text:p text:style-name="Horizontal_20_Line"/>
      <text:h text:style-name="Heading_20_1" text:outline-level="1">8️⃣ VALIDATION LOGS</text:h>
      <text:p text:style-name="Text_20_body">Store:</text:p>
      <text:p text:style-name="P1"><text:span text:style-name="Source_20_Text">institutes/{id}/questionUploadLogs/{uploadId}</text:span></text:p>
      <text:p text:style-name="Text_20_body">Fields:</text:p>
      <text:list text:style-name="L78">
        <text:list-item>
          <text:p text:style-name="P92">uploadedBy</text:p>
        </text:list-item>
        <text:list-item>
          <text:p text:style-name="P92">timestamp</text:p>
        </text:list-item>
        <text:list-item>
          <text:p text:style-name="P92">totalRows</text:p>
        </text:list-item>
        <text:list-item>
          <text:p text:style-name="P92">errors</text:p>
        </text:list-item>
        <text:list-item>
          <text:p text:style-name="P92">warnings</text:p>
        </text:list-item>
        <text:list-item>
          <text:p text:style-name="P92"><text:soft-page-break/>versionCreated</text:p>
        </text:list-item>
      </text:list>
      <text:p text:style-name="Text_20_body">Logs immutable.</text:p>
      <text:p text:style-name="Text_20_body">Rollback allowed only if:</text:p>
      <text:list text:style-name="L79">
        <text:list-item>
          <text:p text:style-name="P93">Questions unused in any assigned template.</text:p>
        </text:list-item>
      </text:list>
      <text:p text:style-name="Horizontal_20_Line"/>
      <text:h text:style-name="Heading_20_1" text:outline-level="1">9️⃣ TAG MANAGEMENT</text:h>
      <text:p text:style-name="Text_20_body">Tag operations allowed:</text:p>
      <text:list text:style-name="L80">
        <text:list-item>
          <text:p text:style-name="P94">Create</text:p>
        </text:list-item>
        <text:list-item>
          <text:p text:style-name="P94">Rename</text:p>
        </text:list-item>
        <text:list-item>
          <text:p text:style-name="P94">Merge</text:p>
        </text:list-item>
        <text:list-item>
          <text:p text:style-name="P94">Deprecate</text:p>
        </text:list-item>
      </text:list>
      <text:p text:style-name="Text_20_body">Cannot delete tag if used in active template.</text:p>
      <text:p text:style-name="Text_20_body">Tag updates affect:</text:p>
      <text:list text:style-name="L81">
        <text:list-item>
          <text:p text:style-name="P95">Future analytics</text:p>
        </text:list-item>
        <text:list-item>
          <text:p text:style-name="P95">Not historical run snapshots</text:p>
        </text:list-item>
      </text:list>
      <text:p text:style-name="Text_20_body">No retroactive recalculation.</text:p>
      <text:p text:style-name="Horizontal_20_Line"/>
      <text:h text:style-name="Heading_20_1" text:outline-level="1">🔟 QUESTION ANALYTICS</text:h>
      <text:p text:style-name="Text_20_body">Stored separately:</text:p>
      <text:p text:style-name="P1"><text:span text:style-name="Source_20_Text">questionAnalytics/{questionId}</text:span></text:p>
      <text:p text:style-name="Text_20_body">Contains:</text:p>
      <text:list text:style-name="L82">
        <text:list-item>
          <text:p text:style-name="P96">avgRawPercentWhenUsed</text:p>
        </text:list-item>
        <text:list-item>
          <text:p text:style-name="P96">avgAccuracyWhenUsed</text:p>
        </text:list-item>
        <text:list-item>
          <text:p text:style-name="P96">guessRate</text:p>
        </text:list-item>
        <text:list-item>
          <text:p text:style-name="P96">overstayRate</text:p>
        </text:list-item>
        <text:list-item>
          <text:p text:style-name="P96">riskImpactScore</text:p>
        </text:list-item>
        <text:list-item>
          <text:p text:style-name="P96">disciplineStressIndex</text:p>
        </text:list-item>
      </text:list>
      <text:p text:style-name="Text_20_body">Updated on session submission.</text:p>
      <text:p text:style-name="Text_20_body">Never calculated on read.</text:p>
      <text:p text:style-name="Horizontal_20_Line"/>
      <text:h text:style-name="Heading_20_1" text:outline-level="1"><text:soft-page-break/>1️⃣1️⃣ HOT–WARM–COLD MODEL</text:h>
      <text:h text:style-name="Heading_20_3" text:outline-level="3">HOT</text:h>
      <text:p text:style-name="Text_20_body">Questions used current year.</text:p>
      <text:h text:style-name="Heading_20_3" text:outline-level="3">WARM</text:h>
      <text:p text:style-name="Text_20_body">Unused recently but active.</text:p>
      <text:h text:style-name="Heading_20_3" text:outline-level="3">COLD</text:h>
      <text:p text:style-name="Text_20_body">Unused &gt; 2 years.<text:line-break/>Images moved to archive storage bucket.<text:line-break/>Metadata retained.</text:p>
      <text:p text:style-name="Text_20_body">Never delete questions tied to historical runs.</text:p>
      <text:p text:style-name="Horizontal_20_Line"/>
      <text:h text:style-name="Heading_20_1" text:outline-level="1">1️⃣2️⃣ SECURITY RULES</text:h>
      <text:list text:style-name="L83">
        <text:list-item>
          <text:p text:style-name="P97">Students cannot query questionBank.</text:p>
        </text:list-item>
        <text:list-item>
          <text:p text:style-name="P97">Question editing disabled if assigned.</text:p>
        </text:list-item>
        <text:list-item>
          <text:p text:style-name="P97">Versioning enforced server-side.</text:p>
        </text:list-item>
        <text:list-item>
          <text:p text:style-name="P97">Upload requires admin role.</text:p>
        </text:list-item>
      </text:list>
      <text:p text:style-name="Horizontal_20_Line"/>
      <text:h text:style-name="Heading_20_1" text:outline-level="1">1️⃣3️⃣ PERFORMANCE RULES</text:h>
      <text:p text:style-name="Text_20_body">Never:</text:p>
      <text:list text:style-name="L84">
        <text:list-item>
          <text:p text:style-name="P98">Load full image in table view</text:p>
        </text:list-item>
        <text:list-item>
          <text:p text:style-name="P98">Query without filter</text:p>
        </text:list-item>
        <text:list-item>
          <text:p text:style-name="P98">Recompute distributions on page load</text:p>
        </text:list-item>
      </text:list>
      <text:p text:style-name="Text_20_body">Always:</text:p>
      <text:list text:style-name="L85">
        <text:list-item>
          <text:p text:style-name="P99">Use indexed filters</text:p>
        </text:list-item>
        <text:list-item>
          <text:p text:style-name="P99">Paginate library</text:p>
        </text:list-item>
        <text:list-item>
          <text:p text:style-name="P99">Precompute questionAnalytics</text:p>
        </text:list-item>
        <text:list-item>
          <text:p text:style-name="P99">Lazy-load image preview</text:p>
        </text:list-item>
      </text:list>
      <text:p text:style-name="Horizontal_20_Line"/>
      <text:h text:style-name="Heading_20_1" text:outline-level="1"><text:soft-page-break/>1️⃣4️⃣ LAYER VISIBILITY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  <table:table-cell table:style-name="Table1.A1" office:value-type="string">
              <text:p text:style-name="Table_20_Heading">L3</text:p>
            </table:table-cell>
          </table:table-row>
        </table:table-header-rows>
        <table:table-row>
          <table:table-cell table:style-name="Table1.A1" office:value-type="string">
            <text:p text:style-name="Table_20_Contents">Upload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Library Basic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Question Analytics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 Basic</text:p>
          </table:table-cell>
          <table:table-cell table:style-name="Table1.A1" office:value-type="string">
            <text:p text:style-name="Table_20_Contents">✔ Advanced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isk Impact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1️⃣5️⃣ FINAL GUARANTEES</text:h>
      <text:p text:style-name="Text_20_body">Question Bank Module:</text:p>
      <text:p text:style-name="Text_20_body">✔ Exam-aware upload wizard<text:line-break/>✔ Simplified JEE/NEET schema<text:line-break/>✔ Rich metadata support<text:line-break/>✔ Immutable structural fields<text:line-break/>✔ Version-safe editing<text:line-break/>✔ Tag governance discipline<text:line-break/>✔ Filter-ready metadata<text:line-break/>✔ Analytics-ready structure<text:line-break/>✔ HOT–WARM–COLD aligned<text:line-break/>✔ 10-year audit safe</text:p>
      <text:p text:style-name="Horizontal_20_Line"/>
      <text:p text:style-name="Text_20_body">Next module to formalize?</text:p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21:37.910000000</meta:creation-date>
    <dc:date>2026-02-27T20:56:19.612572120</dc:date>
    <meta:editing-duration>PT1H9M26S</meta:editing-duration>
    <meta:editing-cycles>12</meta:editing-cycles>
    <meta:generator>LibreOffice/24.2.7.2$Linux_X86_64 LibreOffice_project/420$Build-2</meta:generator>
    <meta:document-statistic meta:table-count="1" meta:image-count="0" meta:object-count="0" meta:page-count="12" meta:paragraph-count="314" meta:word-count="1024" meta:character-count="6453" meta:non-whitespace-character-count="5876"/>
  </office:meta>
</office:document-meta>
</file>